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807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9.057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Basic Mov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251cm" svg:y="4.17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285cm" svg:y="7.666cm">
            <draw:text-box>
              <text:p>Player</text:p>
            </draw:text-box>
          </draw:frame>
        </draw:g>
        <draw:connector draw:style-name="gr5" draw:text-style-name="P6" draw:layer="layout" draw:type="line" svg:x1="3.413cm" svg:y1="6.397cm" svg:x2="7.196cm" svg:y2="3.502cm" draw:start-shape="id1" draw:start-glue-point="1" draw:end-shape="id2" draw:end-glue-point="6" svg:d="M3413 6397l3783-2895" svg:viewBox="0 0 3784 2896">
          <text:p/>
        </draw:connector>
        <draw:custom-shape draw:style-name="gr6" draw:text-style-name="P4" xml:id="id4" draw:id="id4" draw:layer="layout" svg:width="3.683cm" svg:height="1.778cm" svg:x="8.058cm" svg:y="8.231cm">
          <text:p text:style-name="P4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Driv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3cm" svg:y1="6.397cm" svg:x2="7.196cm" svg:y2="6.334cm" draw:start-shape="id1" draw:start-glue-point="1" draw:end-shape="id3" draw:end-glue-point="6" svg:d="M3413 6397l3783-63" svg:viewBox="0 0 3784 64">
          <text:p/>
        </draw:connector>
        <draw:connector draw:style-name="gr5" draw:text-style-name="P6" draw:layer="layout" draw:line-skew="-1.045cm -1.052cm" svg:x1="8.058cm" svg:y1="9.12cm" svg:x2="8.014cm" svg:y2="4.041cm" draw:start-shape="id4" draw:start-glue-point="3" draw:end-shape="id2" draw:end-glue-point="7" svg:d="M8058 9120h-1597v-3929h1553v-1150" svg:viewBox="0 0 1598 5080">
          <text:p/>
        </draw:connector>
        <draw:connector draw:style-name="gr5" draw:text-style-name="P6" draw:layer="layout" draw:line-skew="-1.045cm" svg:x1="8.058cm" svg:y1="9.12cm" svg:x2="8.014cm" svg:y2="6.873cm" draw:start-shape="id4" draw:start-glue-point="3" draw:end-shape="id3" draw:end-glue-point="7" svg:d="M8058 9120h-1597v-1461h1553v-786" svg:viewBox="0 0 1598 224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19:56:07.531000000</dc:date>
    <meta:editing-duration>PT1M18S</meta:editing-duration>
    <meta:editing-cycles>5</meta:editing-cycles>
    <meta:generator>LibreOffice/6.4.6.2$Windows_X86_64 LibreOffice_project/0ce51a4fd21bff07a5c061082cc82c5ed232f115</meta:generator>
    <meta:document-statistic meta:object-count="11"/>
  </office:meta>
</office:document-meta>
</file>